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841875cm" style:use-optimal-column-width="true"/>
    </style:style>
    <style:style style:name="co2" style:family="table-column">
      <style:table-column-properties fo:break-before="auto" style:column-width="2.67229166666667cm" style:use-optimal-column-width="true"/>
    </style:style>
    <style:style style:name="co3" style:family="table-column">
      <style:table-column-properties fo:break-before="auto" style:column-width="2.778125cm" style:use-optimal-column-width="true"/>
    </style:style>
    <style:style style:name="co4" style:family="table-column">
      <style:table-column-properties fo:break-before="auto" style:column-width="2.64583333333333cm" style:use-optimal-column-width="true"/>
    </style:style>
    <style:style style:name="co5" style:family="table-column">
      <style:table-column-properties fo:break-before="auto" style:column-width="2.43416666666667cm" style:use-optimal-column-width="true"/>
    </style:style>
    <style:style style:name="co6" style:family="table-column">
      <style:table-column-properties fo:break-before="auto" style:column-width="2.38125cm" style:use-optimal-column-width="true"/>
    </style:style>
    <style:style style:name="co7" style:family="table-column">
      <style:table-column-properties fo:break-before="auto" style:column-width="2.48708333333333cm" style:use-optimal-column-width="true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2.35479166666667cm" style:use-optimal-column-width="true"/>
    </style:style>
    <style:style style:name="co12" style:family="table-column">
      <style:table-column-properties fo:break-before="auto" style:column-width="1.27cm" style:use-optimal-column-width="true"/>
    </style:style>
    <style:style style:name="co13" style:family="table-column">
      <style:table-column-properties fo:break-before="auto" style:column-width="0.370416666666667cm" style:use-optimal-column-width="true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0.740833333333333cm"/>
    </style:style>
    <style:style style:name="co16" style:family="table-column">
      <style:table-column-properties fo:break-before="auto" style:column-width="1.00541666666667cm"/>
    </style:style>
    <style:style style:name="co17" style:family="table-column">
      <style:table-column-properties fo:break-before="auto" style:column-width="0.820208333333333cm"/>
    </style:style>
    <style:style style:name="co18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office:value-type="string" table:style-name="ce1">
            <table:cell-range-source table:name="tabula-SC-8850_OM" table:last-column-spanned="15" table:last-row-spanned="1155" xlink:href="C:\Users\unger\Downloads\tabula-SC-8850_OM.csv"/>
            <text:p>Pia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01</text:p>
          </table:table-cell>
          <table:table-cell office:value-type="string" table:style-name="ce1">
            <text:p>Piano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ano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ano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prightPia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d Pia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pright P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ano 1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w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Mild Piano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uropean P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uropean P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ano 1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1d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Piano + Str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ano +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Piano + Str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Piano+Choir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Piano+Choir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02</text:p>
          </table:table-cell>
          <table:table-cell office:value-type="string" table:style-name="ce1">
            <text:p>Piano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iano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p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Rock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op Piano 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ano 2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2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2w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ock Piano 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ance 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ance 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03</text:p>
          </table:table-cell>
          <table:table-cell office:value-type="string" table:style-name="ce1">
            <text:p>Piano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ano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G+Rhode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G+Rhodes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G+Rhode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G+Rhode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G+Rhode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G+Rhode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iano 3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ano 3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iano 3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ano 3w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04</text:p>
          </table:table-cell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-tonk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Honky-tonk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-tonk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ld Uprigh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nkyTonk w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05</text:p>
          </table:table-cell>
          <table:table-cell office:value-type="string" table:style-name="ce1">
            <text:p>E.Piano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.Piano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.Piano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t.Soft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Soft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.Soft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EP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ho. E.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. E.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Silent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lentRhod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M+SA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M+SA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M+SA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1v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ist E.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 E.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Wurl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url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60'sE.Pian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0s E.Pian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Hard 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d 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d 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Mellow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low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llw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06</text:p>
          </table:table-cell>
          <table:table-cell office:value-type="string" table:style-name="ce1">
            <text:p>E.Piano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.Piano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.Piano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.Piano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Detuned EP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etuned EP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etuned EP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EP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etuned EP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EP Legen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t.FM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.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.Piano 2v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ard FM 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d 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d FM 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EP Pha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07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chord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psichord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psichord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arpsichord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upled Hps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oupled Hps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oupled Hp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oupled Hps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si.w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psi.o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ynth Harps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Harpsi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08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v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av.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tk Clav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tk Clav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p Clav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omp Clav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so Clav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Clav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hase Cla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lav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v.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nalog Clav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nalog Clav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P8 Clav.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Clav.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JP8 Clav.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Clav.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ynRingClav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ynDist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JP8000 Clav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Pulse Cla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number-rows-repeated="1048513" table:style-name="ro1">
          <table:table-cell table:number-columns-repeated="16384"/>
        </table:table-row>
        <table:named-expressions>
          <table:named-range table:name="tabula_SC_8850_OM_1" table:cell-range-address="Piano.$A$1:Piano.$O$1155" table:base-cell-address="Piano.$A$1"/>
        </table:named-expressions>
      </table:table>
      <table:table table:name="SFX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SF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number-columns-repeated="2"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00 121</text:p>
          </table:table-cell>
          <table:table-cell office:value-type="string" table:style-name="ce1">
            <text:p>Gt.Fret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t.Fret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Gt.FretNoiz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Gt.FretNoiz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t.Cut Nois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 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ois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ring S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ing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ing Slap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ing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t.CutNoise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oise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t.CutNz.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st.CutNoiz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ist.CutNoi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ist.CutNz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ass Slid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ass Sl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ass Slid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ick Scrap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ick Scra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ick Scra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t. FX Menu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t. FX Menu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artok Pizz.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Bartok Pizz.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uitar S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itar Sla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hord Strok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Chord Strok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iwa Strok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wa Strok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iwa Tremol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wa Tremol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.Bs.Nz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D.Gt.Nz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E.Gt.NzMenu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E.Gt.NzMenu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G.Stroke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Gt.Slide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.Bs.Mute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.Bs.Touch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.Bs.Atack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C Up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C DownMt.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C UpMt.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C Down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stGT.Up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DstGT.DwnNz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stGT.DwnNz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stGT.Mute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Gt.StrokeNz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tlGt.SldNz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tlGt.SldNz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tlGt.SldNz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tlGt.SldNz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Gt.StrokeNz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Gt.StrokeNz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Gt.StrokeNz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Gt.StrokeNz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000 122</text:p>
          </table:table-cell>
          <table:table-cell office:value-type="string" table:style-name="ce1">
            <text:p>Breath 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Breath 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BreathNoise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BreathNoise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l.Key Cli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l.Key Cli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l.KeyClick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l.KeyCli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rth Nz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l.Breath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.Breat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l.Breath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ox Breath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Vox Breat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rombone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rumpet Nz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000 123</text:p>
          </table:table-cell>
          <table:table-cell office:value-type="string" table:style-name="ce1">
            <text:p>Seasho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ash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ashor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easho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i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hunde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u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unde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hu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in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trea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ea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eam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rea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b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bbl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bbl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Wind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rick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ink 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Pink Nois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White Nois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White Noise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000 124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orse-Gall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rse-Gall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rseGallop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rseGall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rd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rd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Kitty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it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Kit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row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row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row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rowl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ancy Ani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e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number-columns-repeated="2"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Telephone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lephone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lephon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oorCreakin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Creak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reakin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reak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oo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Do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cratch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Wind Chim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Chim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Chime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ind Chim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cratch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cratchKe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atchKe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TapeRewin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peRewin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hono Nois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hono Nois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MC-500 Beep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MC-500 Beep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cratch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cratch 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Scratch 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Scratch 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Scratch 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Helicopte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elicop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elicopte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elicop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ar-Engi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Eng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Engin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Engi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ar-St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St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Stop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St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ar-P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P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Pas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P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Car-Cras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Cras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Crash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r-Cras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Sire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ir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ire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ir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Trai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r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Jetplan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etpl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etplan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etpla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tarshi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arshi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arship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tarshi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Burst Nois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rst 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rst Nois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urst 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Calculati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lculati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Perc. Ba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erc. Ba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Bur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Glass &amp; Gla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Ice 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Over Blo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Crack Bot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Pour Bot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Sod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Open CD Tra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udio Swit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Key Typin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SL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SL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Car Engin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Car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Boeee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R.Cross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Compress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word Boom!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word Cro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Stab!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Stab!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Applaus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aughin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ug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ughin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ug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creaming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eam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eaming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cream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unch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un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unch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Pun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Heart Beat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ootstep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ootstep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ootstep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ootstep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pplaus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mall Club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mall Club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pplause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Applause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BabyLaug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Voice O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Voice Tw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Tw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Voice Thre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Thre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Voice Tah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Tah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Voice Whey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Voice Whe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Voice Kik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Voice Come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Voice A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Voice Oo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Voice Hi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un Sho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n 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n Shot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Gun Sho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achine Gu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achine 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achine Gu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achine 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asergu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ser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sergu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Lasergu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xplosi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xplo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xplosio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xplo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ruptio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ruptio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Big Sho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ig Sho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Explosio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number-rows-repeated="1048429" table:style-name="ro1">
          <table:table-cell table:number-columns-repeated="16384"/>
        </table:table-row>
      </table:table>
      <table:table table:name="Drums" table:style-name="ta1"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3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4" table:number-columns-repeated="16377" table:default-cell-style-name="ce1"/>
        <table:table-row table:style-name="ro1">
          <table:table-cell office:value-type="string" table:style-name="ce1">
            <text:p>Dru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able:cell-range-source table:name="tabula-SC-8850_OM (1)" table:last-column-spanned="7" table:last-row-spanned="39" xlink:href="C:\Users\unger\Downloads\tabula-SC-8850_OM (1).csv"/>
            <text:p>PC</text:p>
          </table:table-cell>
          <table:table-cell office:value-type="string" table:style-name="ce1">
            <text:p>SC-8850 map</text:p>
          </table:table-cell>
          <table:table-cell table:style-name="ce1"/>
          <table:table-cell office:value-type="string" table:style-name="ce1">
            <text:p>SC-88Pro map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SC-55 map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ANDARD 1</text:p>
          </table:table-cell>
          <table:table-cell table:style-name="ce1"/>
          <table:table-cell office:value-type="string" table:style-name="ce1">
            <text:p>STANDARD 1</text:p>
          </table:table-cell>
          <table:table-cell table:style-name="ce1"/>
          <table:table-cell office:value-type="string" table:style-name="ce1">
            <text:p>STANDARD 1</text:p>
          </table:table-cell>
          <table:table-cell office:value-type="string" table:style-name="ce1">
            <text:p>STANDARD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ANDARD 2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STANDARD 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ANDARD 2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ANDARD L/R</text:p>
          </table:table-cell>
          <table:table-cell table:style-name="ce1"/>
          <table:table-cell office:value-type="string" table:style-name="ce1">
            <text:p>STANDARD 3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ROOM</text:p>
          </table:table-cell>
          <table:table-cell table:style-name="ce1"/>
          <table:table-cell office:value-type="string" table:style-name="ce1">
            <text:p>ROOM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OM</text:p>
          </table:table-cell>
          <table:table-cell office:value-type="string" table:style-name="ce1">
            <text:p>ROOM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IP HOP</text:p>
          </table:table-cell>
          <table:table-cell table:style-name="ce1"/>
          <table:table-cell office:value-type="string" table:style-name="ce1">
            <text:p>HIP HOP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JUNGLE</text:p>
          </table:table-cell>
          <table:table-cell table:style-name="ce1"/>
          <table:table-cell office:value-type="string" table:style-name="ce1">
            <text:p>JUNGLE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TECHNO</text:p>
          </table:table-cell>
          <table:table-cell table:style-name="ce1"/>
          <table:table-cell office:value-type="string" table:style-name="ce1">
            <text:p>TECHNO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ROOM L/R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HOUSE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POWER</text:p>
          </table:table-cell>
          <table:table-cell table:style-name="ce1"/>
          <table:table-cell office:value-type="string" table:style-name="ce1">
            <text:p>POWER</text:p>
          </table:table-cell>
          <table:table-cell office:value-type="string" table:style-name="ce1">
            <text:p>POWER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ELECTRONIC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ELECTRONIC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LECTRONIC</text:p>
          </table:table-cell>
          <table:table-cell office:value-type="string" table:style-name="ce1">
            <text:p>ELECTRONIC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R-808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808</text:p>
          </table:table-cell>
          <table:table-cell table:style-name="ce1"/>
          <table:table-cell office:value-type="string" table:style-name="ce1">
            <text:p>TR-808/909</text:p>
          </table:table-cell>
          <table:table-cell office:value-type="string" table:style-name="ce1">
            <text:p>TR-808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DANCE</text:p>
          </table:table-cell>
          <table:table-cell table:style-name="ce1"/>
          <table:table-cell office:value-type="string" table:style-name="ce1">
            <text:p>DANCE</text:p>
          </table:table-cell>
          <table:table-cell table:style-name="ce1"/>
          <table:table-cell office:value-type="string" table:style-name="ce1">
            <text:p>DANCE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R-78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R-78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TR-606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606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TR-707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707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TR-909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TR-909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JAZZ</text:p>
          </table:table-cell>
          <table:table-cell table:style-name="ce1"/>
          <table:table-cell office:value-type="string" table:style-name="ce1">
            <text:p>JAZZ</text:p>
          </table:table-cell>
          <table:table-cell table:style-name="ce1"/>
          <table:table-cell office:value-type="string" table:style-name="ce1">
            <text:p>JAZZ</text:p>
          </table:table-cell>
          <table:table-cell office:value-type="string" table:style-name="ce1">
            <text:p>JAZZ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JAZZ L/R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BRUSH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BRUSH</text:p>
          </table:table-cell>
          <table:table-cell table:style-name="ce1"/>
          <table:table-cell office:value-type="string" table:style-name="ce1">
            <text:p>BRUSH</text:p>
          </table:table-cell>
          <table:table-cell office:value-type="string" table:style-name="ce1">
            <text:p>BRUSH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RUSH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BRUSH 2 L/R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ORCHESTRA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ORCHESTRA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CHESTRA</text:p>
          </table:table-cell>
          <table:table-cell office:value-type="string" table:style-name="ce1">
            <text:p>ORCHESTRA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THNIC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ETHNIC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THNIC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KICK &amp; SNARE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KICK &amp; SNARE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KICK &amp; SNARE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KICK &amp; SNARE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ASIA</text:p>
          </table:table-cell>
          <table:table-cell table:style-name="ce1"/>
          <table:table-cell office:value-type="string" table:style-name="ce1">
            <text:p>ASIA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CYMBAL&amp;CLAPS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CYMBAL&amp;CLAPS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GAMELAN 1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GAMELAN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SFX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SFX</text:p>
          </table:table-cell>
          <table:table-cell table:style-name="ce1"/>
          <table:table-cell office:value-type="string" table:style-name="ce1">
            <text:p>SFX</text:p>
          </table:table-cell>
          <table:table-cell office:value-type="string" table:style-name="ce1">
            <text:p>SFX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RHYTHM FX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RHYTHM FX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HYTHM FX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RHYTHM FX 2</text:p>
          </table:table-cell>
          <table:table-cell office:value-type="string" table:style-name="ce1">
            <text:p>[Pro]</text:p>
          </table:table-cell>
          <table:table-cell office:value-type="string" table:style-name="ce1">
            <text:p>RHYTHM FX 2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RHYTHM FX 3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FX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VOICE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CYM&amp;CLAPS 2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table:style-name="ce1"/>
          <table:table-cell office:value-type="string" table:style-name="ce1">
            <text:p>---</text:p>
          </table:table-cell>
          <table:table-cell office:value-type="string" table:style-name="ce1">
            <text:p>CM-64/32L</text:p>
          </table:table-cell>
          <table:table-cell table:number-columns-repeated="16377"/>
        </table:table-row>
        <table:table-row table:number-rows-repeated="1048536" table:style-name="ro1">
          <table:table-cell table:number-columns-repeated="16384"/>
        </table:table-row>
        <table:named-expressions>
          <table:named-range table:name="tabula_SC_8850_OM__1" table:cell-range-address="Drums.$A$2:Drums.$G$40" table:base-cell-address="Drums.$A$1"/>
        </table:named-expressions>
      </table:table>
      <table:table table:name="Ethnic,_etc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Ethnic, et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number-columns-repeated="2"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105 Sit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t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ita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ita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1 Sitar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ta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itar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itar 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2 Detune Si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etune S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DetuneS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3 Sitar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tar 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4 Sitar/Dr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5 Sitar 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8 Tambr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amb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amb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6 Tambour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ambou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ambou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106 Banj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j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1 Muted Banj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Muted Banj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8 Rabab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ba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Raba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9 San Xi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an Xia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6 Gopichan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opicha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Gopichan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24 Ou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u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Ou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28 Oud+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ud+Strings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2 Pi P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 Pa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107 Shamise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amis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hamise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hamise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1 Tsugaru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sugar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sugar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8 Syn Shamise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 Shamisen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108 Kot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oto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to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Kot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1 Gu Zhe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u Zheng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8 Taisho Kot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aisho Ko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Taisho Ko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isho Koto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16 Kano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ano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Kano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9 Kanoon+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anoon+Choir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24 Oct Har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ct Harp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109 Kalimb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Kalimba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alim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limb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8 Sanz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anza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9 Bodhr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0 Bodhran M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110 Bagpip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gp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Bagp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gpip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8 Didgerido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idgerido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9 Uillean Pip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0 UillnPipe N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1 UillnPipe 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111 Fiddl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idd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Fiddl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Fiddle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8 Er Hu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r Hu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9 Gao Hu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ao Hu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112 Shanai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ana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hanai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hanai</text:p>
          </table:table-cell>
          <table:table-cell office:value-type="float" office:value="1" table:style-name="ce1">
            <text:p>1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001 Shanai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anai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hanai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8 Pungi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ung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Pung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16 Hichirik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ichiri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Hichirik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24 Mizma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izmar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2 Suona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uona 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3 Suona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uona 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Tinkle Bell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Tinkle B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inkle Bell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Tinkle Bell</text:p>
          </table:table-cell>
          <table:table-cell office:value-type="float" office:value="1" table:style-name="ce1">
            <text:p>1</text:p>
          </table:table-cell>
          <table:table-cell table:number-columns-repeated="16372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Bonang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Bona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ona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Gender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e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en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Gamelan Gong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Gamelan G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amelanGo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t.Gamelan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St.Game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.Gamel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Jang Gu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Jang-Gu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Jego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Jublag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Pemad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AMA Cymbal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RAMA Cymb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AMA Cymb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Kaja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Kelontu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Kelontuk M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Kelontuk Si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Kopyak 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Kopyak M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Ceng Ce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Reyou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Kempu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Jngl Cras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Crash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RideCym 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RideBell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number-columns-repeated="2"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Agogo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Agog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Agog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gogo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tarigane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Atariga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Atariga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Tambouri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mbouri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teel Drums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Steel Drum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table:style-name="ce1"/>
          <table:table-cell office:value-type="string" table:style-name="ce1">
            <text:p>Steel Drums</text:p>
          </table:table-cell>
          <table:table-cell office:value-type="string" table:style-name="ce1">
            <text:p>1 [55]</text:p>
          </table:table-cell>
          <table:table-cell table:style-name="ce1"/>
          <table:table-cell office:value-type="string" table:style-name="ce1">
            <text:p>Steel Drums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Island Mlt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Island Mlt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Woodblo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ood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oodblock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Woodblo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astanet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stane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stanet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astane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Angklung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Angklung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Angkl Rhythm</text:p>
          </table:table-cell>
          <table:table-cell office:value-type="string" table:style-name="ce1">
            <text:p>2 [Pro]</text:p>
          </table:table-cell>
          <table:table-cell table:style-name="ce1"/>
          <table:table-cell office:value-type="string" table:style-name="ce1">
            <text:p>Angkl Rhythm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Finger Snap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Finger Snap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909 HandC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909 HandCla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HandClap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Taik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ik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iko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aik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mall Taik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mall Taiko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oncert 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oncert 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oncert B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Concert 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ConcertBD M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Jungle 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ungle B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Techno 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Techno B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Bounc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Bounc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KendangWad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Bebaron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Pelegon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Dholak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Dholak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Jngl BD Ro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Kick Menu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Kick Menu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Kick Menu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Kick Menu 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Melo. Tom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al To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al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al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eal 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azz 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Brush 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elo. Tom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Melo. 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Rock To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ock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ock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ash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ash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House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House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Jungle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Jungle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909 S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909 S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Jngl SD Ro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SD Menu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SD Menu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SD Menu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SD Menu 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SD Menu 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ynth Drum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ynth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ynth Drum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Synth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808 To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808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808 T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+</text:p>
          </table:table-cell>
          <table:table-cell office:value-type="string" table:style-name="ce1">
            <text:p>808 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Elec Perc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lec Per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lec Perc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Elec Per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ine Perc.</text:p>
          </table:table-cell>
          <table:table-cell office:value-type="string" table:style-name="ce1">
            <text:p>1 [Pro]</text:p>
          </table:table-cell>
          <table:table-cell table:style-name="ce1"/>
          <table:table-cell office:value-type="string" table:style-name="ce1">
            <text:p>Sine Perc.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606 Tom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606 To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909 Tom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909 Tom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606 Dist.To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Reverse Cy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Reverse Cym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Cym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everse Cym3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erse Cym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Reverse Cym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Rev.Snare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Rev.Snare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Snare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ev.Kick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Kick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Kick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Rev.ConB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Con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ConB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Rev.Tom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Rev.Tom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+</text:p>
          </table:table-cell>
          <table:table-cell office:value-type="string" table:style-name="ce1">
            <text:p>Rev.Tom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Rev.Tom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Rev.Tom 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+</text:p>
          </table:table-cell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Rev.SD Menu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Rev.SD Menu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Rev.SD Menu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Rev.BD Menu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Rev.BD Menu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Rev.BD Menu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Rev.ClapMenu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number-columns-repeated="16371"/>
        </table:table-row>
        <table:table-row table:number-rows-repeated="1048433" table:style-name="ro1">
          <table:table-cell table:number-columns-repeated="16384"/>
        </table:table-row>
      </table:table>
      <table:table table:name="Synth_SFX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Synth SFX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0 097 Ice Ra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Ice 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Ice Rai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Ice Rain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Harmo Ra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mo 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mo R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African woo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frican woo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fricanWoo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Anklung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nklung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Rattl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ttle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Saw Impul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Strange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FastFWD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Clavi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lavi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lavi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EP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Tambra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CP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8 Soundtr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undtr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oundtrack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oundtrack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Ancestra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ncestr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ncestr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Prologu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rolog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rolog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Prologu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rologue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Hols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ls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HistoryW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R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9 Crysta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rys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rystal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rystal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Syn Mall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 Mall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 Mallet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 Mallet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2 Soft Crysta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 Crys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oftCryst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Round Glo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un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un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Loud Glo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ou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oud Glo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GlockenChim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lockenChi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locknChi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Clear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lea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lea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ChristmasBe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ristmasB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X'mas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Vibra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ibra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ibra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Digi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gi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igi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Music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usic Bel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Analog Bel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nalog Bel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Blow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Hyper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Choral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al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oral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Air Bell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i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ir Bell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8 Bell Har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ell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ell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9 Gamelimb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amelimb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amelimb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0 JUNO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Bel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1 JP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2 Pizz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3 Bottom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tmospher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tmosphe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tmospher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Atmospher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Warm Atmo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 Har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Nylon Har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arpvo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p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HollowRelea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llowRelea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ollowRels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Nylon+Rhod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+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NylonRhod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Ambient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mbien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mbien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nvisibl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Invisibl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ulsey Ke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lsey Ke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Noise 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oise Pia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Heaven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Tambra Atmo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Brightne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ightn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rightnes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Brightness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hining S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ining Sta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B Stab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tab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rass S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Choir Stab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D-50 Retou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SouthernWi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ymbolic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Org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 Bel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obl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obli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Goblin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oblins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oblins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oblins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0's Sci-F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0's Sci-F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50's Sci-F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bducti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bduc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Auhbien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uhbien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LFO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Random St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ndom St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Random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ndom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LowBirds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owBirds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Falling Dow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lling Dow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LFO R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R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LFO Horro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Horro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LFO Tech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Techn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Alternati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lternati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UFO F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UFO F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Gargle M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argle M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Sweep F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weep F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LM Has Co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FallinInsec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LFO Oct.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Just Befo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RND Fl.Chor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RandomEnd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andom S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EatingFil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Noise&amp;Saw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Pour Magic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DancingDri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Dirty St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Big Blu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tatic Hi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Atl.Mod.FX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Acid Cop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Echo Drop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cho Drop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Drop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Echo Drop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Echo Bel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cho Bel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Bell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Echo Bell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Echo P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cho P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Pan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Echo Pan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cho Pa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cho Pa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cho Pa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Big Panne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Reso Panne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eso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so Pann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Water Pian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ter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ter Pian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Echo Syn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Pan Sequenc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an Sequenc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qu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qu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Panning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Panning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tar Them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r Them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ar Them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tar Them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ar Them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r Them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arTheme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ar Mi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tar Dus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Rep.Tran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Etheralit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Mystic Pad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ream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ream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ilky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lky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Dream P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ilky P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New Century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New Century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7th Atmos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7th Atmos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Galaxy Wa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alaxy Wa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Rising OSC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number-rows-repeated="1048451" table:style-name="ro1">
          <table:table-cell table:number-columns-repeated="16384"/>
        </table:table-row>
      </table:table>
      <table:table table:name="Synth_lead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Synth lea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0 081 Square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quare 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quare Wav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quare Wave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MG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quar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quar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2 Hollow Mini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Hollow Mi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ollow Mi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Mellow F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low F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llow F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CC Sol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C 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C 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Shmoo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moo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moo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LM Squar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M Squa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M Squa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JP8000 TW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2600 Si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2600 Si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ine Wav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ine Wav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9 Sine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ine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KG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KG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Twin Sin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P5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5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OB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8 JP-8 Squar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-8 Squar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19 Dist Squa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0 303SquarDst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1 303SquarDs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2 303 Mix Sq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3 Dual Sqr&amp;Sa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4 Pulse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lse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5 JP8 PulseLd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8 PulseLd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6 JP8 PulseLd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PulseLd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7 MG Reso. Pl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Reso. Pl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8 JP8 PulseLd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29 260Ring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0 303Dist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1 JP8000DistL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2 HipHop Sin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3 HipHop Sqr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34 HipHop PlsL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5 Flux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aw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aw 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aw Wav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aw Wav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B2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2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aw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aw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ulse S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lse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ulse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Feline G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eline G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eline G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Big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Velo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elo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GR-300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R-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R-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LA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LA S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A S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octor Sol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octor Sol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octor Solo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Doctor Solo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Fat Saw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t Saw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JP8000 Sa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D-50 Fat S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-50 Fat Sa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OB Double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JP Double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FatSawLe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JP SuperSa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Waspy Syn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spy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spy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PM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M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CS Saw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S Saw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MG Saw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aw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MG Saw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aw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OB Saw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aw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OB Saw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aw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D-50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-50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SH-101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-101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CS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S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MG Saw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Saw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OB Saw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 Saw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P5 Saw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5 Saw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MG unis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unis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Oct Saw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 Saw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Natural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SequenceSaw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quenceSaw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SequenceSaw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equenceSaw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Reso Saw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a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Cheese Saw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eese Saw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Cheese Saw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eese Saw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Rhythmic S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hythmic Saw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Sequenced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Techno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yn.Calliop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Calliop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Calliope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Calliope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ent Syn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ent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nt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ure Pan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ure Pan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urePan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LM Pure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LM Blow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Chiffer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iffer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ifferLe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hifferLe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B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B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ybrid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Unison Sqr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FatSolo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orceful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Oct.Unison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Unison Saw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Mad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d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Crowding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Double Sq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hara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ara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arang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Charang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Wire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B.Char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Fat GR 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Windy GR L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Mellow GR L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GR &amp; Pul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Dist.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ist.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Acid Guitar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cid Guitar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cid Guitar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cid Guitar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Dance Dst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DanceDst.G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P5 Sync Le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5 Sync Lea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Fat Sync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t Sync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Rock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5th DecaSync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DecaSync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Dirty Sync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irty Sync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DualSyncLe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LA Brass L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JUNO Sub Osc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UNO Sub Osc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2600 Sub Os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JP8000Fd Osc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olo Vo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lo 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olo Vox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olo Vox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olo Vox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Vox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x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LFO Vo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FO Vo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Vox Lead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5th Saw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Saw W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5th Saw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5th Saw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ig Fiv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Fiv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Fiv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th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5th Ana.Clav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Ana.Clav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5th Pul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JP 5th S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P8000 5thF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4th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4th 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Bass &amp; 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ss &amp;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ss &amp; Le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Bass &amp; Le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ig &amp; Ra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ig &amp; R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ig &amp; Ra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at &amp; Perk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t &amp; Perk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at &amp; Perk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JUNO Rav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UNO Rav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JP8 BsLead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8 BsLead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JP8 BsLead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8 BsLead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SH-5 Bs.Le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-5 Bs.Le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Delayed Le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ynth pad, et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89 Fantasi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ntas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antasia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Fantasia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1 Fantasia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antasi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antasi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New Ag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ew Age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Bell Heave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ell Heave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Fantasia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Fantasia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After D 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260Harm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0 Warm P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Warm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 Pa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Warm Pad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Thick Matri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hick Matri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hick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Horn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rn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orn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Rotary Str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tary Str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Str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OB Soft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B Soft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of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Sine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OB Soft Pad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Octav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Stack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Human 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Sync Brs.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Oct.PWM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JP Soft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1 Polysyn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ly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olysynth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Polysynth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80's PolySy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80's PolySy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80'sPolySy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Polysynth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lysynth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Poly King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ly King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Super Poly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Power St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wer Stac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Octave St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Stac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Reso Sta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t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Techno Stack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chno Stack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Pulse St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TwinOct.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4 Oct.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5 Happy Syn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ForwardSwe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ReverseSwe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Minor 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92 Space Voic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pace Vo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pace Voic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pace Voice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Heaven I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eaven I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eaven I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SC Heave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C Heave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Itopi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Water Spa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Cold Spac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Noise Peak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Bamboo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Cosmic Voic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osmic Voic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Auh Vo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uh Vo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AuhAu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uhAu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Vocorderm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corderm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Holy Voic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Bowed Gl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owed Gl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owed Glas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Bowed Glass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oftBell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Bell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JP8 Sqr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8 Sqr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7thBel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7thBel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eel Gla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Bottle Stac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etal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tal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tal P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Metal P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ne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ine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ine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anner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anner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anner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teel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pecial Rav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Metal Pad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Halo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lo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lo Pad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Halo Pad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ox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x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ox Swe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ox Swee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Horror Pa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rror Pa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ynVox Pa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ynVox Pad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Breath&amp;Ri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Tears Voic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weep P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weep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weep Pad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weep Pad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lar Pa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olar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olar Pad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mbient BP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ync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Warrior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onverg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onve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onve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hwimme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wimm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wimm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Celestial P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elestial P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elestialP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Bag Swee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g Swee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weep Pip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Sweep Stac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eep Swee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Stray Pa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355" table:style-name="ro1">
          <table:table-cell table:number-columns-repeated="16384"/>
        </table:table-row>
      </table:table>
      <table:table table:name="Chromatic_percuission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Chromatic percuis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 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09 Celesta1 [Pro]</text:p>
          </table:table-cell>
          <table:table-cell office:value-type="string" table:style-name="ce1">
            <text:p>Celest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elesta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elesta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Pop Celesta 2 [Pro]</text:p>
          </table:table-cell>
          <table:table-cell office:value-type="string" table:style-name="ce1">
            <text:p>Pop Celest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10 Glockenspiel 1 [Pro]</text:p>
          </table:table-cell>
          <table:table-cell office:value-type="string" table:style-name="ce1">
            <text:p>Glockenspi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locknspi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ockenspl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11 Music Box1</text:p>
          </table:table-cell>
          <table:table-cell office:value-type="string" table:style-name="ce1">
            <text:p>Music B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usic B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sic Box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Music Box 2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St.Music Box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12 Vibraphone <text:s/>1 [Pro]</text:p>
          </table:table-cell>
          <table:table-cell office:value-type="string" table:style-name="ce1">
            <text:p>Vibraph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ibraph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braphone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Pop Vibe.2 [Pro]</text:p>
          </table:table-cell>
          <table:table-cell office:value-type="string" table:style-name="ce1">
            <text:p>Pop Vibe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ard Vib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Vibraphone w 1 [Pro]</text:p>
          </table:table-cell>
          <table:table-cell office:value-type="string" table:style-name="ce1">
            <text:p>Vibraphone w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Vib.w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Vib.w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9 Vibraphones 2 [Pro]</text:p>
          </table:table-cell>
          <table:table-cell office:value-type="string" table:style-name="ce1">
            <text:p>Vibraphon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13 Marimba1 [Pro]</text:p>
          </table:table-cell>
          <table:table-cell office:value-type="string" table:style-name="ce1">
            <text:p>Marim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arim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imba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8 Marimba w1 [Pro]</text:p>
          </table:table-cell>
          <table:table-cell office:value-type="string" table:style-name="ce1">
            <text:p>Marimba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arimba 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imba w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16 Barafon1 [Pro]</text:p>
          </table:table-cell>
          <table:table-cell office:value-type="string" table:style-name="ce1">
            <text:p>Baraf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raf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7 Barafon 21 [Pro]</text:p>
          </table:table-cell>
          <table:table-cell office:value-type="string" table:style-name="ce1">
            <text:p>Barafo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rafo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4 Log drum1 [Pro]</text:p>
          </table:table-cell>
          <table:table-cell office:value-type="string" table:style-name="ce1">
            <text:p>Log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og dr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14 Xylophone1 [Pro]</text:p>
          </table:table-cell>
          <table:table-cell office:value-type="string" table:style-name="ce1">
            <text:p>Xyloph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Xyloph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ylophone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8 Xylophone w 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15 Tubular-bell 1</text:p>
          </table:table-cell>
          <table:table-cell office:value-type="string" table:style-name="ce1">
            <text:p>Tubular-b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ubularbell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Tubularbell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8 Church Bell 1 [Pro]</text:p>
          </table:table-cell>
          <table:table-cell office:value-type="string" table:style-name="ce1">
            <text:p>Church Be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 Bell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hurch Bell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9 Carillon1 [Pro]</text:p>
          </table:table-cell>
          <table:table-cell office:value-type="string" table:style-name="ce1">
            <text:p>Carill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arillo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arillon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10 Church Bell2 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6 Tubularbellw 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16 Santur1</text:p>
          </table:table-cell>
          <table:table-cell office:value-type="string" table:style-name="ce1">
            <text:p>Sant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antu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antur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Santur 22 [Pro]</text:p>
          </table:table-cell>
          <table:table-cell office:value-type="string" table:style-name="ce1">
            <text:p>Santu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antu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2 Santur 3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Cimbalom2 [Pro]</text:p>
          </table:table-cell>
          <table:table-cell office:value-type="string" table:style-name="ce1">
            <text:p>Cimbal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imbalo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6 Zither 11 [Pro]</text:p>
          </table:table-cell>
          <table:table-cell office:value-type="string" table:style-name="ce1">
            <text:p>Zither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7 Zither 22 [Pro]</text:p>
          </table:table-cell>
          <table:table-cell office:value-type="string" table:style-name="ce1">
            <text:p>Zither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4 Dulcimer2 [Pro]</text:p>
          </table:table-cell>
          <table:table-cell office:value-type="string" table:style-name="ce1">
            <text:p>Dulcim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number-rows-repeated="1048545" table:style-name="ro1">
          <table:table-cell table:number-columns-repeated="16384"/>
        </table:table-row>
      </table:table>
      <table:table table:name="Organ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Orga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17</text:p>
          </table:table-cell>
          <table:table-cell office:value-type="string" table:style-name="ce1">
            <text:p>Organ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gan 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rgan 10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1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1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ul Organ 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ul Organ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ul Organ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ul Organ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ul Organ 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ul Organ 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rem.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em.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etunedOr.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Or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Organ 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. 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1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ul Organ 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ul Organ 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ul Organ 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60's Organ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60's Organ 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60'sOrgan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0's Organ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60's Organ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60's Organ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60'sOrga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60's Organ 3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60's Organ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60'sOrgan 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arf Org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arf Orga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heese Org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eese 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eese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D-50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-50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JUNO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Hybrid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ybrid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VS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S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igi Churc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gi Churc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JX-8P Org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M 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70's E.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70's E.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gan 4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Even B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ven 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ven B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Organ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rgan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gan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5th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18</text:p>
          </table:table-cell>
          <table:table-cell office:value-type="string" table:style-name="ce1">
            <text:p>Orga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gan 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zz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azz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2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.Organ 16+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E.Organ 16+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azz Organ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azz Organ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zz Organ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azz Organ 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Jazz Organ 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horus Or.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 Or.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etunedOr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tuned Or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Octave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Perc.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erc.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gan 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gan 5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erc.Organ 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erc.Organ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erc.Organ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19</text:p>
          </table:table-cell>
          <table:table-cell office:value-type="string" table:style-name="ce1">
            <text:p>Organ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gan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gan 3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Organ 3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otary Org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otary Org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 Org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otary Org.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otary Org.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Org.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Rock Organ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Organ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Rock Orga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Orga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otary Org.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otary Org.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taryOrg.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0</text:p>
          </table:table-cell>
          <table:table-cell office:value-type="string" table:style-name="ce1">
            <text:p>Church Org.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urch Org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Org.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urch Org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hurch Org.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urch Org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Org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urch Org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hurch Org.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urch Org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ChurchOrg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urch Org3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Organ Flut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rgan 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gan 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rem.Flut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em.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em.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Theater Org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heater Org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1</text:p>
          </table:table-cell>
          <table:table-cell office:value-type="string" table:style-name="ce1">
            <text:p>Reed Orga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ed Org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ed Organ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Reed Orga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Wind Orga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nd Orga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uff Org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2</text:p>
          </table:table-cell>
          <table:table-cell office:value-type="string" table:style-name="ce1">
            <text:p>Accordion F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cordion F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cordionF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cordion F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ccordion 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cordion 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cordion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cordion I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ist.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Cho.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.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Hard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ard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ft Accor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 Accor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3</text:p>
          </table:table-cell>
          <table:table-cell office:value-type="string" table:style-name="ce1">
            <text:p>Harmonic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Harmonica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rmonic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monic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monica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Harmonica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rmonic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.Harp Basic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.Harp Supp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4</text:p>
          </table:table-cell>
          <table:table-cell office:value-type="string" table:style-name="ce1">
            <text:p>Bandoneo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ndone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ndone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ndoneon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andoneo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ndoneo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doneon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ndoneon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number-rows-repeated="1048503" table:style-name="ro1">
          <table:table-cell table:number-columns-repeated="16384"/>
        </table:table-row>
      </table:table>
      <table:table table:name="Guitar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Guit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25</text:p>
          </table:table-cell>
          <table:table-cell office:value-type="string" table:style-name="ce1">
            <text:p>Nylon-str.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-str.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str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ylon Gt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kulel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Ukule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Ukule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kulel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Nylon Gt.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 Gt.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 Gt.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ylon Gt.o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Velo Harmni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Velo Harmni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Harmni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Nylon Gt.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Nylon Gt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Nylon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ylon Gt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Lequint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Lequint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equint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6</text:p>
          </table:table-cell>
          <table:table-cell office:value-type="string" table:style-name="ce1">
            <text:p>Steel-str.G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teel-str.G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eelstr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el Gt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12-str.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12-str.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12-str.G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2-str.Gt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ylon+Steel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ylon+Steel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Nylon+Stee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tk Steel G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andoli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ndol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andol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doli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Mandoli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ndolin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MandolinTre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ndolinTrem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teel Gt.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teel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teel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Steel + Bod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7</text:p>
          </table:table-cell>
          <table:table-cell office:value-type="string" table:style-name="ce1">
            <text:p>Jazz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azz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Jazz Gt.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Jazz Gt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llow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low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ellow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edal Stee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edal Ste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edal Stee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waiian G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28</text:p>
          </table:table-cell>
          <table:table-cell office:value-type="string" table:style-name="ce1">
            <text:p>Clean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lean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lean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an Gt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ean Hal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lean Hal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pen Hard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pen Hard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Open Hard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pen Hard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C Clean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C Clean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tk Clean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horus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 Gt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horus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orus Gt.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JC Chorus 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C Chorus 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C FrontPi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C FrontP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C Rear Pi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C Rear Pi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C Clean ff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C Clean ff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TC Clean 2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C Clean 2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LP Rear Pi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LP Rea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LP RearAtac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Mid Tone G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hung Ru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hung Rua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29</text:p>
          </table:table-cell>
          <table:table-cell office:value-type="string" table:style-name="ce1">
            <text:p>Muted G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G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uted Gt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ted Gt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ted Dis.G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Dis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utedDis.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C Muted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C Muted Gt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unk P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unk P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unk Po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nk Gt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unk Gt.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unk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unk Gt.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unk Gt.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Jazz Ma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0</text:p>
          </table:table-cell>
          <table:table-cell office:value-type="string" table:style-name="ce1">
            <text:p>Overdrive 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verdrive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verdrive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verdriveG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verdriv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verdrive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Overdrive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verdrive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ore Dri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ore Dri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uitar Pin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ttack Driv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P OverDrv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P OverDrv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P OverDrv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P OverDrv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LP Half Drv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P Half Drv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P Choru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1</text:p>
          </table:table-cell>
          <table:table-cell office:value-type="string" table:style-name="ce1">
            <text:p>DistortionG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ortionG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stortionG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st.Gt.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st. Gt2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 Gt2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st. Gt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zed Gui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azed 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azed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istortion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ortion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ist.Fast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st.Fast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ttack Di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eedback G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eedback 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eedbackG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edback Gt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eedback Gt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eedback Gt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eedbackGt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ower Guita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wer 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owerGuita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ower Gt.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ower Gt.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ower Gt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5th Dist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5th Dis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5th Dist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Rock Rhythm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Rhyth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ck Rhyth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Rock Rhythm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Rhyth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ockRhythm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ist Rtm G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2</text:p>
          </table:table-cell>
          <table:table-cell office:value-type="string" table:style-name="ce1">
            <text:p>Gt.Harmonic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t.Harmonic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t.Harmonix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Gt.Harmoni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t. Feedbac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t. Feedbac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Gt.Feedback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Gt.Feedback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t.Feedback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Gt. Feedback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.Gt.Harmn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.Gt.Harmn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c.Gt.Harm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E.Bass Har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.Bass Harm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number-rows-repeated="1048502" table:style-name="ro1">
          <table:table-cell table:number-columns-repeated="16384"/>
        </table:table-row>
      </table:table>
      <table:table table:name="Bass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Ba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33</text:p>
          </table:table-cell>
          <table:table-cell office:value-type="string" table:style-name="ce1">
            <text:p>Acoustic 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coustic Bs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cousticBs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coustic B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ckabill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abill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Wild A.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ld A.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tk A.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ss + OH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ss + OHH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4</text:p>
          </table:table-cell>
          <table:table-cell office:value-type="string" table:style-name="ce1">
            <text:p>Fingered Bs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ingered Bs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ingered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ngered B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gered B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ingered B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ingeredB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Jazz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azz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Jazz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azz 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azz B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ock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ock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Heart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ttackFing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ger Sla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horusJazzB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JazzB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.Bass/Har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.Bass/Harm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5</text:p>
          </table:table-cell>
          <table:table-cell office:value-type="string" table:style-name="ce1">
            <text:p>Picked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cked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icked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ked Bas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cked Bas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cked Bas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icked Bass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cked Bass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Picked Bass4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icked Bass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ouble Pick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uted Pick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Pick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utePick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.Bass/Harm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.Bass/Harm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6</text:p>
          </table:table-cell>
          <table:table-cell office:value-type="string" table:style-name="ce1">
            <text:p>Fretless Bs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retless 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tlessBs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tless Bs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retless B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etless B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FretlessB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retless Bs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etless B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tlessB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retless Bs4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etless Bs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tlessBs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yn Fretle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 Fretl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Fretle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Mr.Smoot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r.Smoo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r.Smoot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Wood+FlessB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ood+FlessB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7</text:p>
          </table:table-cell>
          <table:table-cell office:value-type="string" table:style-name="ce1">
            <text:p>Slap Bass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lap 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lap 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ap Bass 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lap Po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lap Po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Reso Sla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so Sl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nison Sla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Unison Sla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8</text:p>
          </table:table-cell>
          <table:table-cell office:value-type="string" table:style-name="ce1">
            <text:p>Slap 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lap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lap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ap Bass 2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lap Bass 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M Sla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M Sla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39</text:p>
          </table:table-cell>
          <table:table-cell office:value-type="string" table:style-name="ce1">
            <text:p>Synth B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B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thB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ass 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ynthBass10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thBass1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.Bass10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.Bass10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S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S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JP-4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JP-4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JP-8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-8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P5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5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JPMG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MG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cid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cid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Acid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yn.Bass 3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B303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B303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Tekno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kno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ekno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TB303 Bass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Bass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Kicked TB30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icked TB30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TB303 Saw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Saw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Rubber303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ubber303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eso 303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303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Reso SH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so SH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so SH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B303 Sqr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303 Sqr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TB303 Dist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B303 Dist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lavi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Hamm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Jungle 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Squar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quare Bas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Arpeggio B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rpeggio B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Hit&amp;Saw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Ring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AtkSine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OB sin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Auxiliary B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303SqDistB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303SqDistB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303SqDistBs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303Sqr.Re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TeeBe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ynth 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th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ass 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ynthBass20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Bass2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.Bass2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odular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odular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odular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eq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eq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eq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MG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G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Mg Oct Bass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Oct Bas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MG Oct Bas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Oct Bas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MG Blip Bs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Blip B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Beef FM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eef FM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eef FM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ass 4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ly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ly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X Wir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X Wire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X Wir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WireStr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reStr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Blip Bass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lip Bas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RubberB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ubberBass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Syn Bell B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Odd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ubberB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ubberB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ubber Bass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Rubber Bass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SH101 Bass 1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101 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101Bass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SH101 Bass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101 Bas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101Bas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Smooth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mooth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mooth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SH101 Bass 3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H101 Bass 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pike Bas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pike 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House Bass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use Bas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KG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G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ync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c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MG 5th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G 5th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RND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ND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WowMG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owMG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Bubble B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ubble B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Attack Pul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Sync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Pulse Mix B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MG Dist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Seq B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3rd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MG Oct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SlowEnv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Mild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DistEnv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MG Light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DistSyn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Rise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Cyber B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number-rows-repeated="1048460" table:style-name="ro1">
          <table:table-cell table:number-columns-repeated="16384"/>
        </table:table-row>
      </table:table>
      <table:table table:name="Strings,_orchestra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Strings/orchest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 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41 Violin: 2 [Pro]</text:p>
          </table:table-cell>
          <table:table-cell office:value-type="string" table:style-name="ce1">
            <text:p>Violin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iol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olin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Violin Atk: 2 [Pro]</text:p>
          </table:table-cell>
          <table:table-cell office:value-type="string" table:style-name="ce1">
            <text:p>Violin Atk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Slow Violin 1 [Pro]</text:p>
          </table:table-cell>
          <table:table-cell office:value-type="string" table:style-name="ce1">
            <text:p>Slow Violin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ow Viol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w Violin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42 Viola: 2 [Pro]</text:p>
          </table:table-cell>
          <table:table-cell office:value-type="string" table:style-name="ce1">
            <text:p>Viola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iol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ola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Viola Atk.: 2 [Pro]</text:p>
          </table:table-cell>
          <table:table-cell office:value-type="string" table:style-name="ce1">
            <text:p>Viola Atk.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3 Cello: 2</text:p>
          </table:table-cell>
          <table:table-cell office:value-type="string" table:style-name="ce1">
            <text:p>Cello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el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llo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Cello Atk.: 2</text:p>
          </table:table-cell>
          <table:table-cell office:value-type="string" table:style-name="ce1">
            <text:p>Cello Atk.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4 Contrabass <text:s/>1</text:p>
          </table:table-cell>
          <table:table-cell office:value-type="string" table:style-name="ce1">
            <text:p>Contrabas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ontrab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trabass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0 045 Tremolo Str 1 [Pro]</text:p>
          </table:table-cell>
          <table:table-cell office:value-type="string" table:style-name="ce1">
            <text:p>Tremolo S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emolo S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emolo Str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2 Trem Str.St.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Slow Tremolo 1 [Pro]</text:p>
          </table:table-cell>
          <table:table-cell office:value-type="string" table:style-name="ce1">
            <text:p>Slow Trem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lowTrem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9 Suspense Str 2 [Pro]</text:p>
          </table:table-cell>
          <table:table-cell office:value-type="string" table:style-name="ce1">
            <text:p>Suspense St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uspenseSt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0 SuspenseStr2 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6 PizzicatoStr 1 [Pro]</text:p>
          </table:table-cell>
          <table:table-cell office:value-type="string" table:style-name="ce1">
            <text:p>PizzicatoSt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izz. Str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zzicato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Vcs&amp;Cbs Pizz 2 [Pro]</text:p>
          </table:table-cell>
          <table:table-cell office:value-type="string" table:style-name="ce1">
            <text:p>Vcs&amp;Cbs Pizz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2 Chamber Pizz 2 [Pro]</text:p>
          </table:table-cell>
          <table:table-cell office:value-type="string" table:style-name="ce1">
            <text:p>Chamber Pizz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3 St.Pizzicato 2 [Pro]</text:p>
          </table:table-cell>
          <table:table-cell office:value-type="string" table:style-name="ce1">
            <text:p>St. Pizzicat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Solo Pizz. <text:s/>1 [Pro]</text:p>
          </table:table-cell>
          <table:table-cell office:value-type="string" table:style-name="ce1">
            <text:p>Solo Pizz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6 Solo Spic. <text:s/>1 [Pro]</text:p>
          </table:table-cell>
          <table:table-cell office:value-type="string" table:style-name="ce1">
            <text:p>Solo Spic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7 StringsSpic.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7 Harp1 [Pro]</text:p>
          </table:table-cell>
          <table:table-cell office:value-type="string" table:style-name="ce1">
            <text:p>Har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Har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p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01 Harp&amp;Strings 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2 Harp St.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8 Uillean Harp 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16 Synth Harp <text:s/>1 [Pro]</text:p>
          </table:table-cell>
          <table:table-cell office:value-type="string" table:style-name="ce1">
            <text:p>Synth Har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4 Yang Qin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5 Yang Qin 2 <text:s/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26 SynthYangQin 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000 048 Timpani1 [Pro]</text:p>
          </table:table-cell>
          <table:table-cell office:value-type="string" table:style-name="ce1">
            <text:p>Timpa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impani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mpani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nsembl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 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0 049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trings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ing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rings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Bright Str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ight Str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ing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ChamberSt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amberStr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Cello sec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ello sec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Bright Str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Bright Str.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Quad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Mild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Orchestr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chestr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chestr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chestra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9 Orchestra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chestra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rchestra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Tremolo Orch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emolo 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emolo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Choir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ir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hoir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Strings+Hor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rings+Hor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Str.+Flut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4 Choir Str.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5 Choir Str.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St.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.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St.String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8 St.Strings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9 Orchestra 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0 Orchestra 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Velo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Velo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2 Oct Strings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ct String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3 Oct String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Oct Strings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4 ContraBsSec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40 60s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0 Slow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owString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owString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lowStrings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SlowString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lowStrings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low Str.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SlowString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Legato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egato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egato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Warm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St.Slow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Slow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.Slow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St.Slow Str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S.Str+Choi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S.Str+Choir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1 Syn.Strings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Strings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Strings1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OB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B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B String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Stack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JP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P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Chorus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Syn.Strings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Strings3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Strings3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9 Syn.Strings4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Syn.Strings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Syn.Strings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LoFi 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High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igh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7 Hybrid Str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ybrid Str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Tron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on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5 Noiz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oiz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2 Syn.String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Strings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Strings2</text:p>
          </table:table-cell>
          <table:table-cell office:value-type="float" office:value="2" table:style-name="ce1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1 Syn.Strings5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Strings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2 JUNO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3 Filtered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4 JP Saw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5 Hybrid Str.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6 DistString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7 JUNOFull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8 Air String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ir String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Atk Syn 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StraightStr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0 053 Choir A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oir A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oir Aa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oir Aahs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008 St.ChoirAah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ChoirAah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.Ch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09 Melted 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elted Choi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Mello Ch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0 Church 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urch Choi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1 Boys Choir 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2 Boys Choir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3 St.BoysChoi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4 Rich Choi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16 Choir H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oir H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24 Chorus L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Chorus L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032 Chorus Aah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Chorus Aah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hoirAahs 2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Choir Aahs2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33 Male Aah+St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ale Aah+St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Voice Oo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oice Ooh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oice Oohs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Voice Oohs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horus Ooh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oice Oohs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horus Oohs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OohsCodeMaj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OohsCodeSus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Jazz Sc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Voice Dah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Voice Dah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JzVoice Da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JzVoice Ba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JzVoice Dow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JzVoice Thu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VoiceLa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horusLahFe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VoiceLu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ChorusLuhFe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VoiceLan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ChorusLanFe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VoiceAa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VoiceUuh F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Fem Lah&amp;La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VoiceWa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ChorusWah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VoiceWo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ChorusWohMa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VoiceAa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VoiceOoh Ma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Humm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ynVo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Vo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Vox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Vox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ynVox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Vox 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yn.Voic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.Voi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yn.Voic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Silent Nigh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ilent Nigh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Syn.Voice 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VP330 Choi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VP330 Choir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Vinyl Choir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inyl Choi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JX8P Vo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Analog Vo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Orchestra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rchestra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rch.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chest.Hit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ss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6th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Euro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mpact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Impact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Impact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Philly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hilly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hilly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Double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ouble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Double Hi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Perc.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erc.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Shock W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ock Wav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Bounce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rill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Thrill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Lo Fi Rav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Lo Fi 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Lo Fi Rav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Techno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echno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Dist.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Dist.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Bam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m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Bit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it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Bim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im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Technorg Hi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echnorg Hi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Rave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ave H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Strings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rings H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Stack Hit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 Hit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Industry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Clap Hi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/>
        </table:table-row>
        <table:table-row table:number-rows-repeated="1048408" table:style-name="ro1">
          <table:table-cell table:number-columns-repeated="16384"/>
        </table:table-row>
      </table:table>
      <table:table table:name="Brass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Bra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57</text:p>
          </table:table-cell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ump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umpet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umpet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rumpet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rumpet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umpet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Dark 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Trumpet &amp; Nz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lugel Hor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gel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lugel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4th Trumpet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4th Trumpet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Bright Tp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ight Tp.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ight Tp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Warm Tp.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Tp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arm Tp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Warm Tp.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Twin Tp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Syn. Trump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. Trump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58</text:p>
          </table:table-cell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ombon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ombone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ombone 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rombone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Trombone 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Twin bone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win bone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ones &amp; Tuba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right Tb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s. Trombon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s. Trombon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Euphonium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59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b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ba 2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uba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Tuba 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uba + Hor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0</text:p>
          </table:table-cell>
          <table:table-cell office:value-type="string" table:style-name="ce1">
            <text:p>MutedTrump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Trump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Muted Tp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uteTrump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up Mute T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teTrumpet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uteTrumpet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Muted Horn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ted Horns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1</text:p>
          </table:table-cell>
          <table:table-cell office:value-type="string" table:style-name="ce1">
            <text:p>French Horns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rench Hor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enchHor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nch Horn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r.Horn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r.Horn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r.Horn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Fr.Horn 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orn + Orch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orn + Orche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ide FreHrn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ide FreHrn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.Hrn Slow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.Hrn Slow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Fr.HornS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ual Horn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ual Horn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Synth Hor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Hor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orn Or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.Horn Rip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.Horn Rip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2</text:p>
          </table:table-cell>
          <table:table-cell office:value-type="string" table:style-name="ce1">
            <text:p>Br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ass 1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Brass 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ass ff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ass ff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ones Sect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ones Sect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t. Brass ff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ad Brass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ad Bras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rass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r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ss 2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rass 3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Brass sfz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sfz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Brass sfz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atPop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rass Fal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ass Fa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rass Fa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rumpet Fall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umpet Fall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Octave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ave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Brass + Reed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rass + Reed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at + Re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Orch Br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Orch Br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St.FatPopB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St.Orch B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St.Orch Br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St.Orch Brs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3</text:p>
          </table:table-cell>
          <table:table-cell office:value-type="string" table:style-name="ce1">
            <text:p>Synth Brass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Brass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thBrass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yn.Brass 1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UNO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JUNO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oly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ack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ack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H-5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-5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KS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MKS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ump Bra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Pro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ro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.Brass 3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.Brass 3</text:p>
          </table:table-cell>
          <table:table-cell office:value-type="float" office:value="2" table:style-name="ce1">
            <text:p>2</text:p>
          </table:table-cell>
          <table:table-cell table:number-columns-repeated="16374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5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5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Quack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OrchSyn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Oct Syn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ct Syn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Octave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alog Brs1</text:p>
          </table:table-cell>
          <table:table-cell office:value-type="float" office:value="2" table:style-name="ce1">
            <text:p>2</text:p>
          </table:table-cell>
          <table:table-cell table:number-columns-repeated="1637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Hybrid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Hybrid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OctSynBrass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PF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CC00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3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ynth Brass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ynth Brass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yn.Brass 2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yn.Brass 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oft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oft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oft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Warm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arm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Synth Brass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ync 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Fat Syn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DeepSyn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SynBrass sfz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ynBrass sfz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yn.Brass 4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Syn.Brass 4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OB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OB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Reso 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Reso 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DistSqrBra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JP8000SawB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Velo Brass 1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Velo Br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VeloBrass 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alog Brs2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Transbrass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ransbrass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VeloBrass 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4" table:style-name="ce1"/>
        </table:table-row>
        <table:table-row table:number-rows-repeated="1048489" table:style-name="ro1">
          <table:table-cell table:number-columns-repeated="16384"/>
        </table:table-row>
      </table:table>
      <table:table table:name="Reed" table:style-name="ta1">
        <table:table-column table:style-name="co14" table:number-columns-repeated="16384" table:default-cell-style-name="ce1"/>
        <table:table-row table:style-name="ro1">
          <table:table-cell office:value-type="string" table:style-name="ce1">
            <text:p>R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65</text:p>
          </table:table-cell>
          <table:table-cell office:value-type="string" table:style-name="ce1">
            <text:p>Soprano Sa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oprano Sa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oprano Sa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prano 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Soprano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Soprano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6</text:p>
          </table:table-cell>
          <table:table-cell office:value-type="string" table:style-name="ce1">
            <text:p>Alto Sa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lto Sa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lto Sa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toSax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AltoSax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yper Alt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row Sax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Grow Sax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ltoSax + Tp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AltoSax + Tp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Sax Sectio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7</text:p>
          </table:table-cell>
          <table:table-cell office:value-type="string" table:style-name="ce1">
            <text:p>Tenor Sa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nor Sa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nor Sax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nor 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nor Sax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Tenor Sax 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reathyTn.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reathyTn.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reathyTnr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St.Tenor Sa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t. Tenor Sa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8</text:p>
          </table:table-cell>
          <table:table-cell office:value-type="string" table:style-name="ce1">
            <text:p>Baritone Sax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ritone Sax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aritoneSax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itoneSax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ri. Sax 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ari. Sax 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ari &amp; Teno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69</text:p>
          </table:table-cell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bo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Oboe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boe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ulti Ree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lti Ree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0</text:p>
          </table:table-cell>
          <table:table-cell office:value-type="string" table:style-name="ce1">
            <text:p>English Hor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English 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EnglishHor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nglishHor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1</text:p>
          </table:table-cell>
          <table:table-cell office:value-type="string" table:style-name="ce1">
            <text:p>Bassoon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asso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asso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ssoon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2</text:p>
          </table:table-cell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inet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Bs Clarinet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Bs 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s Clarine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Multi Wind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Multi Wind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uad Win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ip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C00 PC</text:p>
          </table:table-cell>
          <table:table-cell office:value-type="string" table:style-name="ce1">
            <text:p>SC-8850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88Pro Map</text:p>
          </table:table-cell>
          <table:table-cell office:value-type="string" table:style-name="ce1">
            <text:p>Voices</text:p>
          </table:table-cell>
          <table:table-cell table:style-name="ce1"/>
          <table:table-cell office:value-type="string" table:style-name="ce1">
            <text:p>SC-88 Map</text:p>
          </table:table-cell>
          <table:table-cell office:value-type="string" table:style-name="ce1">
            <text:p>Voices</text:p>
          </table:table-cell>
          <table:table-cell office:value-type="string" table:style-name="ce1">
            <text:p>SC-55 Map</text:p>
          </table:table-cell>
          <table:table-cell office:value-type="string" table:style-name="ce1">
            <text:p>Voices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3</text:p>
          </table:table-cell>
          <table:table-cell office:value-type="string" table:style-name="ce1">
            <text:p>Piccolo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cc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iccol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ccolo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ccolo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Piccolo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ay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ay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Nay Tremol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Nay Tremol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D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Di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4</text:p>
          </table:table-cell>
          <table:table-cell office:value-type="string" table:style-name="ce1">
            <text:p>Flut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ut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lute 2: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te 2: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lute Exp.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Flute Exp.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lt Travelso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lt Travelso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lute + Vln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Flute + Vl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ipe &amp; Reed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Tron Flut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Tron Flute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ndian Flu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5</text:p>
          </table:table-cell>
          <table:table-cell office:value-type="string" table:style-name="ce1">
            <text:p>Recorder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Record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Recorder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Recorder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6</text:p>
          </table:table-cell>
          <table:table-cell office:value-type="string" table:style-name="ce1">
            <text:p>Pan Flute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Pan 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Pan Flut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n Flut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Kawal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Kawa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Kawala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Zampona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Zampona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Zampona Atk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Zampona At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Tin Whis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TinWhtsle N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TinWhtsle 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----</text:p>
          </table:table-cell>
          <table:table-cell table:number-columns-repeated="2"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7</text:p>
          </table:table-cell>
          <table:table-cell office:value-type="string" table:style-name="ce1">
            <text:p>Bottle Blow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Bottle Blo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Bottle Blo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ttle Blow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000 078</text:p>
          </table:table-cell>
          <table:table-cell office:value-type="string" table:style-name="ce1">
            <text:p>Shakuhachi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akuhachi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Shakuhachi</text:p>
          </table:table-cell>
          <table:table-cell office:value-type="string" table:style-name="ce1">
            <text:p>2 [55]</text:p>
          </table:table-cell>
          <table:table-cell office:value-type="string" table:style-name="ce1">
            <text:p>Shakuhachi</text:p>
          </table:table-cell>
          <table:table-cell office:value-type="float" office:value="2" table:style-name="ce1">
            <text:p>2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kuhachi: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Shakuhachi: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79</text:p>
          </table:table-cell>
          <table:table-cell office:value-type="string" table:style-name="ce1">
            <text:p>Whistle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Whistl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Whistle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Whistle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histle 2</text:p>
          </table:table-cell>
          <table:table-cell office:value-type="string" table:style-name="ce1">
            <text:p>2 [Pro]</text:p>
          </table:table-cell>
          <table:table-cell office:value-type="string" table:style-name="ce1">
            <text:p>Whistle 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----</text:p>
          </table:table-cell>
          <table:table-cell table:style-name="ce1"/>
          <table:table-cell office:value-type="string" table:style-name="ce1">
            <text:p>-----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000 080</text:p>
          </table:table-cell>
          <table:table-cell office:value-type="string" table:style-name="ce1">
            <text:p>Ocarina</text:p>
          </table:table-cell>
          <table:table-cell office:value-type="string" table:style-name="ce1">
            <text:p>1 [Pro]</text:p>
          </table:table-cell>
          <table:table-cell office:value-type="string" table:style-name="ce1">
            <text:p>Ocarin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[88]</text:p>
          </table:table-cell>
          <table:table-cell office:value-type="string" table:style-name="ce1">
            <text:p>Ocarina</text:p>
          </table:table-cell>
          <table:table-cell office:value-type="string" table:style-name="ce1">
            <text:p>1 [55]</text:p>
          </table:table-cell>
          <table:table-cell office:value-type="string" table:style-name="ce1">
            <text:p>Ocarina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hannes Unger</meta:initial-creator>
    <dc:creator>Johannes Unger</dc:creator>
    <meta:creation-date>2019-08-27T10:28:42Z</meta:creation-date>
    <dc:date>2019-08-27T10:51:48Z</dc:date>
    <meta:editing-duration>PT0S</meta:editing-duration>
  </office:meta>
</office:document-meta>
</file>